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end" style:justify-single-word="false"/>
      <style:text-properties fo:font-size="10pt" style:font-size-asian="10pt" style:font-size-complex="10pt"/>
    </style:style>
    <style:style style:name="P2" style:family="paragraph" style:parent-style-name="Standard">
      <style:paragraph-properties fo:line-height="200%" fo:text-align="center"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line-height="200%"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ques Uber</text:p>
      <text:p text:style-name="P1">1/24/2013</text:p>
      <text:p text:style-name="P1">CS391</text:p>
      <text:p text:style-name="P1">CS Ethics</text:p>
      <text:p text:style-name="P1">Privacy</text:p>
      <text:p text:style-name="P1"/>
      <text:p text:style-name="P2">Evaluating the morality NetFlows</text:p>
      <text:p text:style-name="P2"/>
      <text:p text:style-name="P3">In the real world, packets flow between two machines via a series of tubes called the 'Internet'. In an attempt to simplify this paper, one can think about the primary mechanism that facilitates these flows as being the TCP (Transmition Control Protocol) and IP (Internet Protocol) protocols. Baring the multipath and broadcast use cases, a TCP/IP connection is between two computers that are sharing data. These connections can exist within many different networks and in any commercial network these connections are usually logged and stored as 'flows'. A 'flow' can be thought of as the skeleton of a TCP/IP connection; it is composed of meta data about the connection, like duration, byte's transferred, source and destination IP, and source and destination port. A flow does <text:span text:style-name="T1">not</text:span> contain the data transmitted during the connection. These flows are critical for debugging performance issues, routing issues, and many other issues. But in a sense, the collection and storing of this data intrudes on a users privacy: A user is having their communications logged and monitored. At OSU, network flows are logged but the networking team 'NET'. A user on OSU's network has no power to opt out of having their flows stored. When NET collects flows they do not record which user is involved with the flow, they only store the IP address. Usually, it is non-trivial, yet possible, to pair a user with a specific flow. Is it ethical to store and collect this data? </text:p>
      <text:p text:style-name="P3"/>
      <text:p text:style-name="P3">Using Act U, what are the happiness levels of the parties involved? The network admins are very pleased when they have netflows because it makes their jobs a lot easier. Most users are unaware that their communications are being logged and the ones that do know don't seem to care (NET doesn't get too many angry customers inquiring about why their privacy is being violated). I do think that if more users were educated about what NET were doing there would be more concern about privacy. Law enforcement is also happy that NET keeps netflow data because it means they can subpoena OSU for flow data if they suspect a user is partaking in illicit behavior on OSU's network. Considering these happiness levels one could argue that collecting netflows would be considered a violation of a users privacy. Unfortunately, there is no alternative to collecting netflows, and collection is something that needs to happen to maintain network integrity. If NET did stop <text:soft-page-break/>collecting flows, the network would be less reliable which would lead to a lot very unhappy users and a lot of stressed out network engineers. In light of the necessity of collecting netflows, Act U would find it ethical.</text:p>
      <text:p text:style-name="P3"/>
      <text:p text:style-name="P3">Lets now look at Rule U with the rule 'You can monitor a users activity within a computerized system if that monitoring helps maintain that system itself.' <text:s/>This rule could extend to any type of computer system (facebook monitoring chat, google monitoring gmail, AT&amp;T monitoring phone calls, etc.). The maintainers of a computerized system, in this case NET's network engineers, need to know how their system is preforming to help correct issues. To NET, netflows are how OSU's network is monitored for performance. If the rule were not followed and flows were not logged, NET wouldn't be able trouble shoot network issues and a lot of users would be frustrated with network performance. The happiness gained by gathering netflows out weighs the privacy concerns of their collection. Rule U finds collecting netflows ethical.</text:p>
      <text:p text:style-name="P3"/>
      <text:p text:style-name="P3">Technology is morally neutral; it can be used for either good or bad. Netflows are a good example of this. It is possible to use them to spy on users, but it is more often the case that they are used to trouble shoot network issues. In my opinion. NET's use of netflows is mo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2-17T14:06:38</dc:date>
    <meta:editing-duration>P2DT20H22M57S</meta:editing-duration>
    <meta:editing-cycles>11</meta:editing-cycles>
    <meta:generator>LibreOffice/3.5$Linux_X86_64 LibreOffice_project/350m1$Build-2</meta:generator>
    <meta:document-statistic meta:table-count="0" meta:image-count="0" meta:object-count="0" meta:page-count="2" meta:paragraph-count="10" meta:word-count="643" meta:character-count="3820" meta:non-whitespace-character-count="3185"/>
  </office:meta>
</office:document-meta>
</file>